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812c"/>
    </style:style>
    <style:style style:name="P2" style:family="paragraph" style:parent-style-name="Standard">
      <style:text-properties officeooo:rsid="0013812c" officeooo:paragraph-rsid="0013812c"/>
    </style:style>
    <style:style style:name="P3" style:family="paragraph" style:parent-style-name="Standard">
      <style:text-properties fo:font-size="14pt" fo:font-weight="bold" officeooo:rsid="0013812c" officeooo:paragraph-rsid="0013812c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7135" officeooo:paragraph-rsid="00147135"/>
    </style:style>
    <style:style style:name="P5" style:family="paragraph" style:parent-style-name="Standard">
      <style:text-properties officeooo:rsid="00147135" officeooo:paragraph-rsid="0017ed2b"/>
    </style:style>
    <style:style style:name="P6" style:family="paragraph" style:parent-style-name="Standard">
      <style:text-properties officeooo:rsid="0017a7a6" officeooo:paragraph-rsid="0017a7a6"/>
    </style:style>
    <style:style style:name="P7" style:family="paragraph" style:parent-style-name="Standard">
      <style:text-properties officeooo:paragraph-rsid="00208a36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e6893c" officeooo:paragraph-rsid="00208a36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2810" officeooo:paragraph-rsid="00208a36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a0a0a" style:font-name="Liberation Serif" fo:font-size="12pt" fo:letter-spacing="normal" fo:font-style="normal" fo:font-weight="normal" officeooo:rsid="00147135" officeooo:paragraph-rsid="00183d55" style:font-size-asian="12pt" style:font-size-complex="12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break-before="pag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4341aa" officeooo:paragraph-rsid="00208a36" style:font-weight-asian="bold" style:font-weight-complex="bold"/>
    </style:style>
    <style:style style:name="P12" style:family="paragraph" style:parent-style-name="Text_20_body">
      <style:text-properties fo:font-variant="normal" fo:text-transform="none" fo:color="#0a0a0a" style:font-name="Liberation Serif" fo:font-size="12pt" fo:letter-spacing="normal" fo:font-style="normal" fo:font-weight="normal" officeooo:rsid="0017ed2b" officeooo:paragraph-rsid="0017ed2b" style:font-size-asian="12pt" style:font-size-complex="12pt"/>
    </style:style>
    <style:style style:name="P13" style:family="paragraph" style:parent-style-name="Standard">
      <style:text-properties officeooo:rsid="0013812c" officeooo:paragraph-rsid="0013812c"/>
    </style:style>
    <style:style style:name="P14" style:family="paragraph" style:parent-style-name="Standard">
      <style:text-properties officeooo:rsid="0017a7a6" officeooo:paragraph-rsid="00208a36"/>
    </style:style>
    <style:style style:name="P15" style:family="paragraph" style:parent-style-name="Standard">
      <style:text-properties officeooo:rsid="00251ff8" officeooo:paragraph-rsid="00251ff8"/>
    </style:style>
    <style:style style:name="T1" style:family="text">
      <style:text-properties officeooo:rsid="0017ed2b"/>
    </style:style>
    <style:style style:name="T2" style:family="text">
      <style:text-properties fo:font-variant="normal" fo:text-transform="none" fo:color="#0a0a0a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officeooo:rsid="00183d55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446c5f"/>
    </style:style>
    <style:style style:name="T6" style:family="text">
      <style:text-properties officeooo:rsid="00442810"/>
    </style:style>
    <style:style style:name="T7" style:family="text">
      <style:text-properties officeooo:rsid="0025a33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s list</text:p>
      <text:p text:style-name="Standard"/>
      <text:p text:style-name="P1"><draw:frame draw:style-name="fr1" draw:name="Object1" text:anchor-type="paragraph" svg:x="0.647cm" svg:y="0cm" svg:width="7.267cm" svg:height="12.6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l resistors and capacitors are size 1206</text:p>
      <text:p text:style-name="P2"/>
      <text:p text:style-name="P5">Switches are</text:p>
      <text:p text:style-name="P5"><text:tab/><text:tab/><text:tab/></text:p>
      <text:p text:style-name="P5">SW<text:span text:style-name="T1">1</text:span>-<text:span text:style-name="T1">3</text:span><text:tab/><text:tab/><text:span text:style-name="T2">Apem PHAP3362A Tactile Short-travel Push button Switch Through Hole</text:span></text:p>
      <text:p text:style-name="P12">Available from Rapid Electronics under part number <text:span text:style-name="T3">51-0711.</text:span></text:p>
      <text:p text:style-name="P5"/>
      <text:p text:style-name="P5">SW<text:span text:style-name="T1">4</text:span><text:tab/><text:tab/><text:span text:style-name="T2">Apem PHAP3361A Tactile Short-travel Push button Switch Surface Mounting</text:span></text:p>
      <text:p text:style-name="P10"><text:span text:style-name="T1">Available from Rapid Electronics under part number </text:span><text:span text:style-name="T4">51-0709</text:span></text:p>
      <text:p text:style-name="P5"/>
      <text:p text:style-name="P4">Displays are</text:p>
      <text:p text:style-name="P4"/>
      <text:p text:style-name="P6">Kingbright CA56-12SYKWA or CC56-12SURKWA</text:p>
      <text:p text:style-name="P6"><text:tab/><text:tab/>CA is common anode and CC common cathode</text:p>
      <text:p text:style-name="P6"><text:tab/><text:tab/>56 specifies a 12 pin device</text:p>
      <text:p text:style-name="P6"><text:tab/><text:tab/>12 a floating point display <text:s text:c="3"/></text:p>
      <text:p text:style-name="P6">56-12 is the important part of the part number. </text:p>
      <text:p text:style-name="P6">Note: <text:s/></text:p>
      <text:p text:style-name="P6">The letters at the end often change</text:p>
      <text:p text:style-name="P6">56-21 specifies a clock display</text:p>
      <text:p text:style-name="P6"/>
      <text:p text:style-name="P11">PCB assembly instructions</text:p>
      <text:p text:style-name="P9">Recommendations for the assembly of the display pcb are similar to those given for pcb_A of the project “PCB_111000_UNO_part_2 published here on July 02 2020. In particular:</text:p>
      <text:p text:style-name="P9"/>
      <text:p text:style-name="P7"><text:tab/><text:span text:style-name="T5">Solder all surface mount resistors and capacitors.</text:span></text:p>
      <text:p text:style-name="P7"><text:tab/>Plug the headers into the UNO. <text:s/>Place the board over the headers component side down. </text:p>
      <text:p text:style-name="P7"><text:tab/>Trim the headers that would otherwise interfere with the displays. </text:p>
      <text:p text:style-name="P7"><text:tab/>Solder the PCB to the headers </text:p>
      <text:p text:style-name="P7"><text:tab/>Solder on all switches. </text:p>
      <text:p text:style-name="P7"><text:tab/>Unplug the pcb from the UNO. </text:p>
      <text:p text:style-name="P7"><text:tab/><text:span text:style-name="T6">A</text:span>dd the <text:span text:style-name="T6">devices (use of plug in IC sockets is recommended)</text:span>. </text:p>
      <text:p text:style-name="P8"><text:tab/>Trim the pins of the IC socket to avoid them clashing with the display</text:p>
      <text:p text:style-name="P14"><text:tab/>Add the displays (see photo for orientation) </text:p>
      <text:p text:style-name="P14"/>
      <text:p text:style-name="P15"/>
      <text:p text:style-name="P15">The IC loaded with TWI_master_V1 is placed on the underside of the PCB</text:p>
      <text:p text:style-name="P15">The IC loaded with TWI_slave_V1 is placed on the top of the PCB</text:p>
      <text:p text:style-name="P15"/>
      <text:p text:style-name="P15">Both IC’s face in the same direction</text:p>
      <text:p text:style-name="P15">See UNO_floating_point_display_Use<text:span text:style-name="T7">r</text:span>_guide for a photograp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6:48:59.307000000</meta:creation-date>
    <meta:generator>LibreOffice/6.2.8.2$Windows_X86_64 LibreOffice_project/f82ddfca21ebc1e222a662a32b25c0c9d20169ee</meta:generator>
    <dc:date>2021-05-20T21:11:27.109000000</dc:date>
    <meta:editing-duration>PT25M9S</meta:editing-duration>
    <meta:editing-cycles>8</meta:editing-cycles>
    <meta:document-statistic meta:table-count="0" meta:image-count="0" meta:object-count="1" meta:page-count="2" meta:paragraph-count="32" meta:word-count="242" meta:character-count="1507" meta:non-whitespace-character-count="12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0">
          <table:table-cell table:number-columns-repeated="3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10nF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4u7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10n</text:p>
          </table:table-cell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10n</text:p>
          </table:table-cell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10n</text:p>
          </table:table-cell>
        </table:table-row>
        <table:table-row table:style-name="ro2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100n</text:p>
          </table:table-cell>
        </table:table-row>
        <table:table-row table:style-name="ro2">
          <table:table-cell office:value-type="string" calcext:value-type="string">
            <text:p>C9</text:p>
          </table:table-cell>
          <table:table-cell/>
          <table:table-cell office:value-type="string" calcext:value-type="string">
            <text:p>4u7</text:p>
          </table:table-cell>
        </table:table-row>
        <table:table-row table:style-name="ro2"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4u7</text:p>
          </table:table-cell>
        </table:table-row>
        <table:table-row table:style-name="ro2">
          <table:table-cell office:value-type="string" calcext:value-type="string">
            <text:p>R1 – 13</text:p>
          </table:table-cell>
          <table:table-cell/>
          <table:table-cell office:value-type="string" calcext:value-type="string">
            <text:p>220R</text:p>
          </table:table-cell>
        </table:table-row>
        <table:table-row table:style-name="ro2">
          <table:table-cell office:value-type="string" calcext:value-type="string">
            <text:p>R14</text:p>
          </table:table-cell>
          <table:table-cell/>
          <table:table-cell office:value-type="string" calcext:value-type="string">
            <text:p>3K9</text:p>
          </table:table-cell>
        </table:table-row>
        <table:table-row table:style-name="ro2"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3K9</text:p>
          </table:table-cell>
        </table:table-row>
        <table:table-row table:style-name="ro2">
          <table:table-cell office:value-type="string" calcext:value-type="string">
            <text:p>R16</text:p>
          </table:table-cell>
          <table:table-cell/>
          <table:table-cell office:value-type="string" calcext:value-type="string">
            <text:p>100R</text:p>
          </table:table-cell>
        </table:table-row>
        <table:table-row table:style-name="ro2">
          <table:table-cell office:value-type="string" calcext:value-type="string">
            <text:p>R17-22</text:p>
          </table:table-cell>
          <table:table-cell/>
          <table:table-cell office:value-type="string" calcext:value-type="string">
            <text:p>220R</text:p>
          </table:table-cell>
        </table:table-row>
        <table:table-row table:style-name="ro2">
          <table:table-cell office:value-type="string" calcext:value-type="string">
            <text:p>R23</text:p>
          </table:table-cell>
          <table:table-cell/>
          <table:table-cell office:value-type="string" calcext:value-type="string">
            <text:p>10K</text:p>
          </table:table-cell>
        </table:table-row>
        <table:table-row table:style-name="ro2">
          <table:table-cell office:value-type="string" calcext:value-type="string">
            <text:p>SK1</text:p>
          </table:table-cell>
          <table:table-cell/>
          <table:table-cell office:value-type="string" calcext:value-type="string">
            <text:p>8_WAY_HEADER</text:p>
          </table:table-cell>
        </table:table-row>
        <table:table-row table:style-name="ro2">
          <table:table-cell office:value-type="string" calcext:value-type="string">
            <text:p>SK2</text:p>
          </table:table-cell>
          <table:table-cell/>
          <table:table-cell office:value-type="string" calcext:value-type="string">
            <text:p>6_WAY_HEADER</text:p>
          </table:table-cell>
        </table:table-row>
        <table:table-row table:style-name="ro2">
          <table:table-cell office:value-type="string" calcext:value-type="string">
            <text:p>SK3</text:p>
          </table:table-cell>
          <table:table-cell/>
          <table:table-cell office:value-type="string" calcext:value-type="string">
            <text:p>6_WAY_HEADER</text:p>
          </table:table-cell>
        </table:table-row>
        <table:table-row table:style-name="ro2">
          <table:table-cell office:value-type="string" calcext:value-type="string">
            <text:p>SK4</text:p>
          </table:table-cell>
          <table:table-cell/>
          <table:table-cell office:value-type="string" calcext:value-type="string">
            <text:p>6_WAY_HEADER</text:p>
          </table:table-cell>
        </table:table-row>
        <table:table-row table:style-name="ro2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BP_TH_NO</text:p>
          </table:table-cell>
        </table:table-row>
        <table:table-row table:style-name="ro2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BP_TH_NO</text:p>
          </table:table-cell>
        </table:table-row>
        <table:table-row table:style-name="ro2"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BP_TH_NO</text:p>
          </table:table-cell>
        </table:table-row>
        <table:table-row table:style-name="ro2"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PUSH_BUTTON_NO_SM</text:p>
          </table:table-cell>
        </table:table-row>
        <table:table-row table:style-name="ro2">
          <table:table-cell office:value-type="string" calcext:value-type="string">
            <text:p>U$1</text:p>
          </table:table-cell>
          <table:table-cell/>
          <table:table-cell office:value-type="string" calcext:value-type="string">
            <text:p>ATTINY861</text:p>
          </table:table-cell>
        </table:table-row>
        <table:table-row table:style-name="ro2">
          <table:table-cell office:value-type="string" calcext:value-type="string">
            <text:p>U$2</text:p>
          </table:table-cell>
          <table:table-cell/>
          <table:table-cell office:value-type="string" calcext:value-type="string">
            <text:p>ATTINY861</text:p>
          </table:table-cell>
        </table:table-row>
        <table:table-row table:style-name="ro2">
          <table:table-cell office:value-type="string" calcext:value-type="string">
            <text:p>U$3</text:p>
          </table:table-cell>
          <table:table-cell/>
          <table:table-cell office:value-type="string" calcext:value-type="string">
            <text:p>DISPLAY</text:p>
          </table:table-cell>
        </table:table-row>
        <table:table-row table:style-name="ro2">
          <table:table-cell office:value-type="string" calcext:value-type="string">
            <text:p>U$4</text:p>
          </table:table-cell>
          <table:table-cell/>
          <table:table-cell office:value-type="string" calcext:value-type="string">
            <text:p>DISPLA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50:29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